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403" officeooo:paragraph-rsid="001f9403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9403" officeooo:paragraph-rsid="001f9403" style:font-weight-asian="bold" style:font-weight-complex="bold"/>
    </style:style>
    <style:style style:name="T1" style:family="text">
      <style:text-properties officeooo:rsid="0020c289"/>
    </style:style>
    <style:style style:name="T2" style:family="text">
      <style:text-properties officeooo:rsid="0022a1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D</text:span>ecisiones tomadas</text:p>
      <text:p text:style-name="P1"/>
      <text:p text:style-name="P1">Tras la <text:span text:style-name="T2">resolución</text:span> de la tarea 1 creamos el <text:span text:style-name="T2">método</text:span> grafo, <text:span text:style-name="T2">para</text:span> proceder a su <text:span text:style-name="T2">creación</text:span>, <text:span text:style-name="T2">usamos</text:span> la librería networkx que nos ofrec<text:span text:style-name="T2">e</text:span> todos los <text:span text:style-name="T2">métodos</text:span> necesarios para crear un grafo pesado, esto junto al <text:span text:style-name="T2">código</text:span> proporcionado de ejemplo para el c<text:span text:style-name="T2">á</text:span>lculo de la distancia y nuestras estructuras de datos que almacenaban la <text:span text:style-name="T2">información</text:span> <text:span text:style-name="T2">d</text:span>e las calles y nodos fue lo usado para:</text:p>
      <text:p text:style-name="P1"><text:tab/>1- <text:span text:style-name="T2">C</text:span>rear el grafo y juntar los nodos por las calles.</text:p>
      <text:p text:style-name="P1"><text:tab/>2- <text:span text:style-name="T2">C</text:span>ompletar cada arista con un peso, que representa la distancia o longitud de dicha arista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0T20:43:16.837764302</meta:creation-date>
    <dc:date>2015-10-10T21:58:32.360005130</dc:date>
    <meta:editing-duration>PT1M6S</meta:editing-duration>
    <meta:editing-cycles>3</meta:editing-cycles>
    <meta:generator>LibreOffice/5.0.2.2$Linux_X86_64 LibreOffice_project/00m0$Build-2</meta:generator>
    <meta:document-statistic meta:table-count="0" meta:image-count="0" meta:object-count="0" meta:page-count="1" meta:paragraph-count="4" meta:word-count="92" meta:character-count="533" meta:non-whitespace-character-count="443"/>
  </office:meta>
</office:document-meta>
</file>